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cache duration/cache size</text:p>
          </table:table-cell>
          <table:table-cell table:style-name="ce1" office:value-type="string" calcext:value-type="string">
            <text:p>GPU_IPC</text:p>
          </table:table-cell>
          <table:table-cell table:style-name="ce1" office:value-type="string" calcext:value-type="string">
            <text:p>maxmrqlatency</text:p>
          </table:table-cell>
          <table:table-cell table:style-name="ce1" office:value-type="string" calcext:value-type="string">
            <text:p>maxdqlatency</text:p>
          </table:table-cell>
          <table:table-cell table:style-name="ce1" office:value-type="string" calcext:value-type="string">
            <text:p>maxmflatency</text:p>
          </table:table-cell>
          <table:table-cell table:style-name="ce1" office:value-type="string" calcext:value-type="string">
            <text:p>avgmflatency</text:p>
          </table:table-cell>
          <table:table-cell table:style-name="ce1" office:value-type="string" calcext:value-type="string">
            <text:p>max_icnt2mem_lat</text:p>
          </table:table-cell>
          <table:table-cell table:style-name="ce1" office:value-type="string" calcext:value-type="string">
            <text:p>max_icnt2sh_latency</text:p>
          </table:table-cell>
        </table:table-row>
        <table:table-row table:style-name="ro1">
          <table:table-cell office:value-type="string" calcext:value-type="string">
            <text:p>tRCD = {8,12} , tRAS = {16,28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</text:p>
          </table:table-cell>
          <table:table-cell office:value-type="string" calcext:value-type="string">
            <text:p>100ns / 128</text:p>
          </table:table-cell>
          <table:table-cell office:value-type="float" office:value="625.1756" calcext:value-type="float">
            <text:p>625.1756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278" calcext:value-type="float">
            <text:p>278</text:p>
          </table:table-cell>
          <table:table-cell office:value-type="float" office:value="206" calcext:value-type="float">
            <text:p>206</text:p>
          </table:table-cell>
          <table:table-cell office:value-type="float" office:value="1021581" calcext:value-type="float">
            <text:p>1021581</text:p>
          </table:table-cell>
        </table:table-row>
        <table:table-row table:style-name="ro1">
          <table:table-cell office:value-type="string" calcext:value-type="string">
            <text:p>HISTOGRAM</text:p>
          </table:table-cell>
          <table:table-cell office:value-type="string" calcext:value-type="string">
            <text:p>150ns / 128</text:p>
          </table:table-cell>
          <table:table-cell office:value-type="float" office:value="626.8877" calcext:value-type="float">
            <text:p>626.8877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278" calcext:value-type="float">
            <text:p>278</text:p>
          </table:table-cell>
          <table:table-cell office:value-type="float" office:value="170" calcext:value-type="float">
            <text:p>170</text:p>
          </table:table-cell>
          <table:table-cell office:value-type="float" office:value="1018791" calcext:value-type="float">
            <text:p>1018791</text:p>
          </table:table-cell>
        </table:table-row>
        <table:table-row table:style-name="ro1">
          <table:table-cell office:value-type="string" calcext:value-type="string">
            <text:p>CONVOLUTION_SEPARABLE</text:p>
          </table:table-cell>
          <table:table-cell office:value-type="string" calcext:value-type="string">
            <text:p>100ns / 128</text:p>
          </table:table-cell>
          <table:table-cell office:value-type="float" office:value="341.8369" calcext:value-type="float">
            <text:p>341.8369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302" calcext:value-type="float">
            <text:p>302</text:p>
          </table:table-cell>
          <table:table-cell office:value-type="float" office:value="770" calcext:value-type="float">
            <text:p>770</text:p>
          </table:table-cell>
          <table:table-cell office:value-type="float" office:value="1218170" calcext:value-type="float">
            <text:p>1218170</text:p>
          </table:table-cell>
        </table:table-row>
        <table:table-row table:style-name="ro1">
          <table:table-cell office:value-type="string" calcext:value-type="string">
            <text:p>CONVOLUTION_SEPARABLE</text:p>
          </table:table-cell>
          <table:table-cell office:value-type="string" calcext:value-type="string">
            <text:p>150ns / 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AD_V2</text:p>
          </table:table-cell>
          <table:table-cell office:value-type="string" calcext:value-type="string">
            <text:p>100ns / 128</text:p>
          </table:table-cell>
          <table:table-cell office:value-type="float" office:value="497.9484" calcext:value-type="float">
            <text:p>497.9484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420" calcext:value-type="float">
            <text:p>420</text:p>
          </table:table-cell>
          <table:table-cell office:value-type="float" office:value="1356" calcext:value-type="float">
            <text:p>1356</text:p>
          </table:table-cell>
          <table:table-cell office:value-type="float" office:value="1527192" calcext:value-type="float">
            <text:p>1527192</text:p>
          </table:table-cell>
        </table:table-row>
        <table:table-row table:style-name="ro1">
          <table:table-cell office:value-type="string" calcext:value-type="string">
            <text:p>SRAD_V2</text:p>
          </table:table-cell>
          <table:table-cell office:value-type="string" calcext:value-type="string">
            <text:p>150ns / 128</text:p>
          </table:table-cell>
          <table:table-cell office:value-type="float" office:value="499.4394" calcext:value-type="float">
            <text:p>499.4394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office:value-type="float" office:value="418" calcext:value-type="float">
            <text:p>418</text:p>
          </table:table-cell>
          <table:table-cell office:value-type="float" office:value="1256" calcext:value-type="float">
            <text:p>1256</text:p>
          </table:table-cell>
          <table:table-cell office:value-type="float" office:value="1522633" calcext:value-type="float">
            <text:p>1522633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100ns / 128</text:p>
          </table:table-cell>
          <table:table-cell office:value-type="float" office:value="407.0875" calcext:value-type="float">
            <text:p>407.08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53" calcext:value-type="float">
            <text:p>153</text:p>
          </table:table-cell>
          <table:table-cell office:value-type="float" office:value="309417" calcext:value-type="float">
            <text:p>309417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150ns / 128</text:p>
          </table:table-cell>
          <table:table-cell office:value-type="float" office:value="407.2704" calcext:value-type="float">
            <text:p>407.27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99" calcext:value-type="float">
            <text:p>199</text:p>
          </table:table-cell>
          <table:table-cell office:value-type="float" office:value="153" calcext:value-type="float">
            <text:p>153</text:p>
          </table:table-cell>
          <table:table-cell office:value-type="float" office:value="309278" calcext:value-type="float">
            <text:p>30927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100ns / 128</text:p>
          </table:table-cell>
          <table:table-cell office:value-type="float" office:value="496.2601" calcext:value-type="float">
            <text:p>496.260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18143" calcext:value-type="float">
            <text:p>1814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150ns / 128</text:p>
          </table:table-cell>
          <table:table-cell office:value-type="float" office:value="496.2601" calcext:value-type="float">
            <text:p>496.260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18143" calcext:value-type="float">
            <text:p>18143</text:p>
          </table:table-cell>
        </table:table-row>
        <table:table-row table:style-name="ro1">
          <table:table-cell office:value-type="string" calcext:value-type="string">
            <text:p>LPS</text:p>
          </table:table-cell>
          <table:table-cell office:value-type="string" calcext:value-type="string">
            <text:p>100ns / 128</text:p>
          </table:table-cell>
          <table:table-cell office:value-type="float" office:value="504.3964" calcext:value-type="float">
            <text:p>504.396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  <table:table-cell office:value-type="float" office:value="164229" calcext:value-type="float">
            <text:p>164229</text:p>
          </table:table-cell>
        </table:table-row>
        <table:table-row table:style-name="ro1">
          <table:table-cell office:value-type="string" calcext:value-type="string">
            <text:p>LPS</text:p>
          </table:table-cell>
          <table:table-cell office:value-type="string" calcext:value-type="string">
            <text:p>150ns / 128</text:p>
          </table:table-cell>
          <table:table-cell office:value-type="float" office:value="502.5421" calcext:value-type="float">
            <text:p>502.5421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  <table:table-cell office:value-type="float" office:value="164835" calcext:value-type="float">
            <text:p>164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51:34.311847123</meta:creation-date>
    <dc:date>2018-12-18T13:49:32.091473772</dc:date>
    <meta:editing-duration>PT2H52M21S</meta:editing-duration>
    <meta:editing-cycles>1</meta:editing-cycles>
    <meta:document-statistic meta:table-count="1" meta:cell-count="111" meta:object-count="0"/>
    <meta:generator>LibreOffice/4.2.8.2$Linux_X86_64 LibreOffice_project/420m0$Build-2</meta:generator>
  </office:meta>
</office:document-meta>
</file>